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2Coding" svg:font-family="D2Coding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text-properties style:font-name="D2Coding" style:font-name-asian="D2Coding"/>
    </style:style>
    <style:style style:name="P2" style:family="paragraph" style:parent-style-name="Text_20_body">
      <style:paragraph-properties fo:margin-top="0cm" fo:margin-bottom="0cm" style:writing-mode="lr-tb"/>
    </style:style>
    <style:style style:name="P3" style:family="paragraph" style:parent-style-name="Standard">
      <style:text-properties style:font-name="D2Coding" style:font-name-asian="D2Coding" style:language-asian="ko" style:country-asian="KR"/>
    </style:style>
    <style:style style:name="P4" style:family="paragraph" style:parent-style-name="Standard">
      <style:text-properties style:font-name="D2Coding" fo:font-size="18pt" fo:font-weight="bold" style:font-name-asian="D2Coding" style:font-size-asian="18pt" style:language-asian="ko" style:country-asian="KR" style:font-weight-asian="bold" style:font-size-complex="18pt" style:font-weight-complex="bold"/>
    </style:style>
    <style:style style:name="P5" style:family="paragraph" style:parent-style-name="Heading_20_1">
      <style:text-properties fo:font-size="16pt" style:font-size-asian="16pt" style:font-size-complex="16pt"/>
    </style:style>
    <style:style style:name="P6" style:family="paragraph" style:parent-style-name="Preformatted_20_Text">
      <style:text-properties style:font-name="D2Coding" style:font-name-asian="D2Coding"/>
    </style:style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Heading_20_2">
      <style:text-properties style:font-name="D2Coding" style:font-name-asian="D2Coding"/>
    </style:style>
    <style:style style:name="P9" style:family="paragraph" style:parent-style-name="Quotations">
      <style:text-properties style:font-name="D2Coding" style:font-name-asian="D2Coding"/>
    </style:style>
    <style:style style:name="P10" style:family="paragraph" style:parent-style-name="Heading_20_3">
      <style:text-properties style:font-name="D2Coding" style:font-name-asian="D2Coding"/>
    </style:style>
    <style:style style:name="P11" style:family="paragraph" style:parent-style-name="Standard">
      <style:text-properties style:font-name="D2Coding" style:font-name-asian="D2Coding" style:language-asian="ko" style:country-asian="KR"/>
    </style:style>
    <style:style style:name="P12" style:family="paragraph" style:parent-style-name="Text_20_body">
      <style:text-properties style:font-name="D2Coding" style:font-name-asian="D2Coding"/>
    </style:style>
    <style:style style:name="P13" style:family="paragraph" style:parent-style-name="Text_20_body" style:list-style-name="L1">
      <style:text-properties style:font-name="D2Coding" style:font-name-asian="D2Coding"/>
    </style:style>
    <style:style style:name="P14" style:family="paragraph" style:parent-style-name="Text_20_body" style:list-style-name="L2">
      <style:text-properties style:font-name="D2Coding" style:font-name-asian="D2Coding"/>
    </style:style>
    <style:style style:name="P15" style:family="paragraph" style:parent-style-name="Text_20_body" style:list-style-name="L3">
      <style:text-properties style:font-name="D2Coding" style:font-name-asian="D2Coding"/>
    </style:style>
    <style:style style:name="P16" style:family="paragraph" style:parent-style-name="Text_20_body" style:list-style-name="L4">
      <style:text-properties style:font-name="D2Coding" style:font-name-asian="D2Coding"/>
    </style:style>
    <style:style style:name="P17" style:family="paragraph" style:parent-style-name="Text_20_body" style:list-style-name="L5">
      <style:text-properties style:font-name="D2Coding" style:font-name-asian="D2Coding"/>
    </style:style>
    <style:style style:name="P18" style:family="paragraph" style:parent-style-name="Text_20_body" style:list-style-name="L6">
      <style:text-properties style:font-name="D2Coding" style:font-name-asian="D2Coding"/>
    </style:style>
    <style:style style:name="P19" style:family="paragraph" style:parent-style-name="Text_20_body" style:list-style-name="L7">
      <style:text-properties style:font-name="D2Coding" style:font-name-asian="D2Coding"/>
    </style:style>
    <style:style style:name="P20" style:family="paragraph" style:parent-style-name="Text_20_body" style:list-style-name="L8">
      <style:text-properties style:font-name="D2Coding" style:font-name-asian="D2Coding"/>
    </style:style>
    <style:style style:name="P21" style:family="paragraph" style:parent-style-name="Text_20_body" style:list-style-name="L9">
      <style:text-properties style:font-name="D2Coding" style:font-name-asian="D2Coding"/>
    </style:style>
    <style:style style:name="P22" style:family="paragraph" style:parent-style-name="Text_20_body" style:list-style-name="L10">
      <style:text-properties style:font-name="D2Coding" style:font-name-asian="D2Coding"/>
    </style:style>
    <style:style style:name="P23" style:family="paragraph" style:parent-style-name="Text_20_body" style:list-style-name="L11">
      <style:text-properties style:font-name="D2Coding" style:font-name-asian="D2Coding"/>
    </style:style>
    <style:style style:name="P24" style:family="paragraph" style:parent-style-name="Text_20_body" style:list-style-name="L12">
      <style:text-properties style:font-name="D2Coding" style:font-name-asian="D2Coding"/>
    </style:style>
    <style:style style:name="P25" style:family="paragraph" style:parent-style-name="Text_20_body" style:list-style-name="L13">
      <style:text-properties style:font-name="D2Coding" style:font-name-asian="D2Coding"/>
    </style:style>
    <style:style style:name="P26" style:family="paragraph" style:parent-style-name="Text_20_body" style:list-style-name="L14">
      <style:text-properties style:font-name="D2Coding" style:font-name-asian="D2Coding"/>
    </style:style>
    <style:style style:name="P27" style:family="paragraph" style:parent-style-name="Text_20_body" style:list-style-name="L15">
      <style:text-properties style:font-name="D2Coding" style:font-name-asian="D2Coding"/>
    </style:style>
    <style:style style:name="P28" style:family="paragraph" style:parent-style-name="Text_20_body" style:list-style-name="L1">
      <style:paragraph-properties fo:margin-top="0cm" fo:margin-bottom="0cm"/>
      <style:text-properties style:font-name="D2Coding" style:font-name-asian="D2Coding"/>
    </style:style>
    <style:style style:name="P29" style:family="paragraph" style:parent-style-name="Text_20_body" style:list-style-name="L2">
      <style:paragraph-properties fo:margin-top="0cm" fo:margin-bottom="0cm"/>
      <style:text-properties style:font-name="D2Coding" style:font-name-asian="D2Coding"/>
    </style:style>
    <style:style style:name="P30" style:family="paragraph" style:parent-style-name="Text_20_body" style:list-style-name="L3">
      <style:paragraph-properties fo:margin-top="0cm" fo:margin-bottom="0cm"/>
      <style:text-properties style:font-name="D2Coding" style:font-name-asian="D2Coding"/>
    </style:style>
    <style:style style:name="P31" style:family="paragraph" style:parent-style-name="Text_20_body" style:list-style-name="L4">
      <style:paragraph-properties fo:margin-top="0cm" fo:margin-bottom="0cm"/>
      <style:text-properties style:font-name="D2Coding" style:font-name-asian="D2Coding"/>
    </style:style>
    <style:style style:name="P32" style:family="paragraph" style:parent-style-name="Text_20_body" style:list-style-name="L5">
      <style:paragraph-properties fo:margin-top="0cm" fo:margin-bottom="0cm"/>
      <style:text-properties style:font-name="D2Coding" style:font-name-asian="D2Coding"/>
    </style:style>
    <style:style style:name="P33" style:family="paragraph" style:parent-style-name="Text_20_body" style:list-style-name="L8">
      <style:paragraph-properties fo:margin-top="0cm" fo:margin-bottom="0cm"/>
      <style:text-properties style:font-name="D2Coding" style:font-name-asian="D2Coding"/>
    </style:style>
    <style:style style:name="P34" style:family="paragraph" style:parent-style-name="Text_20_body" style:list-style-name="L11">
      <style:paragraph-properties fo:margin-top="0cm" fo:margin-bottom="0cm"/>
      <style:text-properties style:font-name="D2Coding" style:font-name-asian="D2Coding"/>
    </style:style>
    <style:style style:name="P35" style:family="paragraph" style:parent-style-name="Text_20_body" style:list-style-name="L14">
      <style:paragraph-properties fo:margin-top="0cm" fo:margin-bottom="0cm"/>
      <style:text-properties style:font-name="D2Coding" style:font-name-asian="D2Coding"/>
    </style:style>
    <style:style style:name="T1" style:family="text">
      <style:text-properties style:font-name="D2Coding" style:font-name-asian="D2Coding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 : Git Fundamental</text:p>
      <text:p text:style-name="P3">source : <text:a xlink:type="simple" xlink:href="https://velog.io/@d2h10s/Git-사용법의-모든-것" text:style-name="Internet_20_link" text:visited-style-name="Visited_20_Internet_20_Link">https://velog.io/@d2h10s/Git-%EC%82%AC%EC%9A%A9%EB%B2%95%EC%9D%98-%EB%AA%A8%EB%93%A0-%EA%B2%83</text:a> </text:p>
      <text:p text:style-name="P3"/>
      <text:p text:style-name="P3"><text:a xlink:type="simple" xlink:href="https://velog.io/@d2h10s/Git-사용법의-모든-것" text:style-name="Internet_20_link" text:visited-style-name="Visited_20_Internet_20_Link">velog.io</text:a> </text:p>
      <text:h text:style-name="P5" text:outline-level="1">[GIT] 기초 사용법 총정리</text:h>
      <text:p text:style-name="P2">6-8분</text:p>
      <text:p text:style-name="Horizontal_20_Line"/>
      <text:section text:style-name="Sect1" text:name="readability-page-1">
        <text:p text:style-name="Text_20_body"><draw:frame draw:style-name="fr1" draw:name="그림1" text:anchor-type="as-char" svg:y="-7.671cm" svg:width="12.435cm" svg:height="7.87cm" draw:z-index="2"><draw:image xlink:href="https://velog.velcdn.com/images%2Fd2h10s%2Fpost%2F4cf3bf39-9d59-497b-af26-24df3263eb8d%2Fimage.png" xlink:type="simple" xlink:show="embed" xlink:actuate="onLoad"/></draw:frame></text:p>
        <text:p text:style-name="P1">깃의 상태</text:p>
        <text:list xml:id="list6129829025125882189" text:style-name="L1">
          <text:list-item>
            <text:p text:style-name="P28">Committed </text:p>
          </text:list-item>
          <text:list-item>
            <text:p text:style-name="P28">Staged </text:p>
          </text:list-item>
          <text:list-item>
            <text:p text:style-name="P13">Modified </text:p>
          </text:list-item>
        </text:list>
        <text:p text:style-name="P1">특정 사용자에게만 적용되는 설정 파일 위치 (git config --global)</text:p>
        <text:p text:style-name="Preformatted_20_Text"><text:span text:style-name="Source_20_Text"><text:span text:style-name="T1">~/.gitconfig</text:span></text:span></text:p>
        <text:p text:style-name="P7"><text:span text:style-name="Source_20_Text"><text:span text:style-name="T1">~/.config/git/config</text:span></text:span></text:p>
        <text:p text:style-name="P1">설정 방법</text:p>
        <text:p text:style-name="Preformatted_20_Text"><text:span text:style-name="Source_20_Text"><text:span text:style-name="T1">$ git config --global user.name "d2h10s"</text:span></text:span></text:p>
        <text:p text:style-name="Preformatted_20_Text"><text:span text:style-name="Source_20_Text"><text:span text:style-name="T1">$ git config --global user.email "ecanus9@gmail.com"</text:span></text:span></text:p>
        <text:p text:style-name="Preformatted_20_Text"><text:span text:style-name="Source_20_Text"><text:span text:style-name="T1">$ git config --global core.editor code</text:span></text:span></text:p>
        <text:p text:style-name="P6"/>
        <text:p text:style-name="Preformatted_20_Text"><text:span text:style-name="Source_20_Text"><text:span text:style-name="T1">$ git config --list <text:s text:c="3"/>// 설정값 전체 확인</text:span></text:span></text:p>
        <text:p text:style-name="P6"/>
        <text:p text:style-name="P7"><text:span text:style-name="Source_20_Text"><text:span text:style-name="T1">$ git config user.name // 특정 설정값 확인</text:span></text:span></text:p>
        <text:p text:style-name="P1"><text:soft-page-break/>도움말 보기</text:p>
        <text:p text:style-name="Preformatted_20_Text"><text:span text:style-name="Source_20_Text"><text:span text:style-name="T1">$ git help &lt;verb&gt;</text:span></text:span></text:p>
        <text:p text:style-name="Preformatted_20_Text"><text:span text:style-name="Source_20_Text"><text:span text:style-name="T1">$ git &lt;verb&gt; --help</text:span></text:span></text:p>
        <text:p text:style-name="P7"><text:span text:style-name="Source_20_Text"><text:span text:style-name="T1">$ man git-&lt;verb&gt;</text:span></text:span></text:p>
        <text:h text:style-name="P8" text:outline-level="2"><text:bookmark text:name="기존-저장소-활용"/>기존 저장소 활용</text:h>
        <text:p text:style-name="P1">기존 디렉토리를 깃 저장소로 만들기</text:p>
        <text:p text:style-name="P7"><text:span text:style-name="Source_20_Text"><text:span text:style-name="T1">$ git init</text:span></text:span></text:p>
        <text:p text:style-name="P1">기존 저장소 clone하기</text:p>
        <text:p text:style-name="P7"><text:span text:style-name="Source_20_Text"><text:span text:style-name="T1">$ git clone https://github.com/d2h10s/git_test</text:span></text:span></text:p>
        <text:p text:style-name="P1">기존 저장소를 새로운 폴더 이름으로 clone하기</text:p>
        <text:p text:style-name="P7"><text:span text:style-name="Source_20_Text"><text:span text:style-name="T1">$ git clone https://github.com/d2h10s/git_test mygit</text:span></text:span></text:p>
        <text:h text:style-name="P8" text:outline-level="2"><text:bookmark text:name="파일의-라이프사이클"/>파일의 라이프사이클</text:h>
        <text:p text:style-name="P1"><draw:frame draw:style-name="fr2" draw:name="그림2" text:anchor-type="as-char" svg:width="14.235cm" svg:height="6.085cm" draw:z-index="0"><draw:image xlink:href="https://velog.velcdn.com/images%2Fd2h10s%2Fpost%2F6527727a-b140-430d-a85a-90925c8b27cf%2Fimage.png" xlink:type="simple" xlink:show="embed" xlink:actuate="onLoad"/></draw:frame></text:p>
        <text:list xml:id="list7524120171740084743" text:style-name="L2">
          <text:list-item>
            <text:p text:style-name="P29">Tracked: 관리 대상, 이미 스냅샷에 포함돼 있던 파일</text:p>
            <text:list>
              <text:list-item>
                <text:p text:style-name="P29">Unmodified: 수정하지 않음 </text:p>
              </text:list-item>
              <text:list-item>
                <text:p text:style-name="P29">Modified: 수정함, 마지막 커밋 이후 수정한 상태 </text:p>
              </text:list-item>
              <text:list-item>
                <text:p text:style-name="P29">Staged: 커밋으로 저장소에 기록 예정 </text:p>
              </text:list-item>
            </text:list>
          </text:list-item>
          <text:list-item>
            <text:p text:style-name="P14">Untracked: 관리 대상이 아님, 워킹 디렉토리에 있는 파일 중 스냅샷에도 Staging Area에도 포함되지 않은 파일 </text:p>
          </text:list-item>
        </text:list>
        <text:p text:style-name="P1">파일의 상태 확인하기</text:p>
        <text:p text:style-name="Preformatted_20_Text"><text:span text:style-name="Source_20_Text"><text:span text:style-name="T1">$ git status</text:span></text:span></text:p>
        <text:p text:style-name="Preformatted_20_Text"><text:span text:style-name="Source_20_Text"><text:span text:style-name="T1">$ git status -s</text:span></text:span></text:p>
        <text:p text:style-name="P7"><text:span text:style-name="Source_20_Text"><text:span text:style-name="T1">$ git status --short</text:span></text:span></text:p>
        <text:p text:style-name="P1"><text:soft-page-break/>리눅스에서 간단히 새 파일 만들기</text:p>
        <text:p text:style-name="P7"><text:span text:style-name="Source_20_Text"><text:span text:style-name="T1">$ echo "파일에 들어갈 텍스트" &gt; "파일이름"</text:span></text:span></text:p>
        <text:p text:style-name="P1">리눅스 cat 명령어</text:p>
        <text:p text:style-name="Preformatted_20_Text"><text:span text:style-name="Source_20_Text"><text:span text:style-name="T1">$ cat "파일이름" // 파일 내용을 볼 수 있다.</text:span></text:span></text:p>
        <text:p text:style-name="Preformatted_20_Text"><text:span text:style-name="Source_20_Text"><text:span text:style-name="T1">$ cat &gt; "파일이름" // 파일을 원하는 내용으로 생성한다.</text:span></text:span></text:p>
        <text:p text:style-name="P7"><text:span text:style-name="Source_20_Text"><text:span text:style-name="T1">$ cat &gt;&gt; "파일이름" // 파일에 이어서 글을 쓸 수 있다.</text:span></text:span></text:p>
        <text:p text:style-name="P1">파일을 새로 추적하기</text:p>
        <text:p text:style-name="P7"><text:span text:style-name="Source_20_Text"><text:span text:style-name="T1">$ git add README</text:span></text:span></text:p>
        <text:p text:style-name="P1">.gitignore</text:p>
        <text:p text:style-name="Preformatted_20_Text"><text:span text:style-name="Source_20_Text"><text:span text:style-name="T1">$ cat .gitignore</text:span></text:span></text:p>
        <text:p text:style-name="Preformatted_20_Text"><text:span text:style-name="Source_20_Text"><text:span text:style-name="T1">*.[oa] <text:s text:c="6"/>// .a 혹은 .o로 끝나는 파일은 무시</text:span></text:span></text:p>
        <text:p text:style-name="Preformatted_20_Text"><text:span text:style-name="Source_20_Text"><text:span text:style-name="T1">*~ <text:s text:c="10"/>// ~로 끝나는 파일은 무시</text:span></text:span></text:p>
        <text:p text:style-name="Preformatted_20_Text"><text:span text:style-name="Source_20_Text"><text:span text:style-name="T1">!lib.a <text:s text:c="6"/>// .a로 끝나는 파일은 무시하지만 lib.a는 무시하지 않는다.</text:span></text:span></text:p>
        <text:p text:style-name="Preformatted_20_Text"><text:span text:style-name="Source_20_Text"><text:span text:style-name="T1">/TODO <text:s text:c="7"/>// 현재 디렉토리에 있는 TODO 파일만 무시</text:span></text:span></text:p>
        <text:p text:style-name="Preformatted_20_Text"><text:span text:style-name="Source_20_Text"><text:span text:style-name="T1">BUILD/ <text:s text:c="6"/>// BUILD/ 디렉토리에 있는 모든 파일은 무시</text:span></text:span></text:p>
        <text:p text:style-name="Preformatted_20_Text"><text:span text:style-name="Source_20_Text"><text:span text:style-name="T1">doc/*.txt <text:s text:c="3"/>// doc 디렉토리의 .txt 파일만 무시</text:span></text:span></text:p>
        <text:p text:style-name="P7"><text:span text:style-name="Source_20_Text"><text:span text:style-name="T1">doc/**/*.txt // doc 디렉토리 아래의 모든 .txt 파일을 무시</text:span></text:span></text:p>
        <text:list xml:id="list2085707470457961646" text:style-name="L3">
          <text:list-item>
            <text:p text:style-name="P30">아무것도 없는 라인이나, #로 시작하는 라인은 무시한다. </text:p>
          </text:list-item>
          <text:list-item>
            <text:p text:style-name="P30">표준 Glob 패턴을 사용한다. </text:p>
          </text:list-item>
          <text:list-item>
            <text:p text:style-name="P30">슬래시(/)로 시작하면 하위 디렉토리에 적용되지(Recursivity) 않는다. </text:p>
          </text:list-item>
          <text:list-item>
            <text:p text:style-name="P30">디렉토리는 슬래시(/)를 끝에 사용하는 것으로 표현한다. </text:p>
          </text:list-item>
          <text:list-item>
            <text:p text:style-name="P30">느낌표(!)로 시작하는 패턴의 파일은 무시하지 않는다. </text:p>
          </text:list-item>
          <text:list-item>
            <text:p text:style-name="P30">애스터리스크(*)는 문자가 하나도 없거나 하나 이상을 의미한다. </text:p>
          </text:list-item>
          <text:list-item>
            <text:p text:style-name="P30">[abc]는 대괄호 안에 있는 문자 중 하나를 의미한다. </text:p>
          </text:list-item>
          <text:list-item>
            <text:p text:style-name="P30">[0-9]는 대괄호 안의 캐릭터 사이에 있는 문자 하나를 말한다. </text:p>
          </text:list-item>
          <text:list-item>
            <text:p text:style-name="P15">애스터리스크 두 개를 사용하여 디렉토리 안의 디렉토리까지 지정할 수 있다. ex) a/**/z 패턴은 a/z, a/b/z, a/b/c/z 디렉토리에 사용할 수 있다. </text:p>
          </text:list-item>
        </text:list>
        <text:p text:style-name="P1">git diff는 워킹 디렉토리에 있는 것과 Staging Area에 있는 것을 비교한다. 그래서 수정하고 아직 staged하지 않는 것을 보여준다.</text:p>
        <text:p text:style-name="P1">만약 수정한 파일을 모두 Staging Area에 넣었다면 git diff 명령은 아무것도 출력하지 않는다.</text:p>
        <text:p text:style-name="Preformatted_20_Text"><text:span text:style-name="Source_20_Text"><text:span text:style-name="T1">$ git diff</text:span></text:span></text:p>
        <text:p text:style-name="Preformatted_20_Text"><text:span text:style-name="Source_20_Text"><text:span text:style-name="T1">$ git diff --cached <text:s text:c="4"/>// staged 상태인 파일 확인</text:span></text:span></text:p>
        <text:p text:style-name="P7"><text:span text:style-name="Source_20_Text"><text:span text:style-name="T1">$ git diff --staged</text:span></text:span></text:p>
        <text:p text:style-name="P1">변경사항 커밋하기</text:p>
        <text:p text:style-name="P1"><text:soft-page-break/>Git에 설정된 지정한 편집기가 실행되고 커밋 메세지를 추가할 수 있다.</text:p>
        <text:p text:style-name="Preformatted_20_Text"><text:span text:style-name="Source_20_Text"><text:span text:style-name="T1">$ git commit <text:s text:c="7"/>// 편집기가 열리고 메세지를 입력한다.</text:span></text:span></text:p>
        <text:p text:style-name="Preformatted_20_Text"><text:span text:style-name="Source_20_Text"><text:span text:style-name="T1">$ git commit -v <text:s text:c="4"/>// 편집기에 diff 메세지가 추가된다.</text:span></text:span></text:p>
        <text:p text:style-name="Preformatted_20_Text"><text:span text:style-name="Source_20_Text"><text:span text:style-name="T1">$ git commit -m <text:s text:c="4"/>// 인라인으로 메세지를 첨부할 수 있다.</text:span></text:span></text:p>
        <text:p text:style-name="P7"><text:span text:style-name="Source_20_Text"><text:span text:style-name="T1">$ git commit -a <text:s text:c="4"/>// Tracked 상태의 파일을 자동으로 넣는다.</text:span></text:span></text:p>
        <text:p text:style-name="P1">파일 삭제하기</text:p>
        <text:list xml:id="list9118097776356460206" text:style-name="L4">
          <text:list-item>
            <text:p text:style-name="P31">git rm으로 Tracked 상태의 파일을 삭제(Staging Area에서 삭제) 한 후에 커밋하면 워킹 디렉토리에 있는 파일도 삭제된다. </text:p>
          </text:list-item>
          <text:list-item>
            <text:p text:style-name="P16">그냥 삭제하면 Unstaged 상태에 속하게 되어 버린다. </text:p>
          </text:list-item>
        </text:list>
        <text:p text:style-name="Preformatted_20_Text"><text:span text:style-name="Source_20_Text"><text:span text:style-name="T1">$ git rm README <text:s text:c="11"/>// 워킹 디렉토리와 스테이지 같이 삭제</text:span></text:span></text:p>
        <text:p text:style-name="Preformatted_20_Text"><text:span text:style-name="Source_20_Text"><text:span text:style-name="T1">$ git rm --cached README <text:s text:c="2"/>// 스테이지 에서만 삭제</text:span></text:span></text:p>
        <text:p text:style-name="Preformatted_20_Text"><text:span text:style-name="Source_20_Text"><text:span text:style-name="T1">$ git rm log/\*/.log <text:s text:c="6"/>// log/ 디렉토리에 있는 .log 파일 모두 삭제</text:span></text:span></text:p>
        <text:p text:style-name="P7"><text:span text:style-name="Source_20_Text"><text:span text:style-name="T1">$ git rm \*~ <text:s text:c="14"/>// ~로 끝나는 파일을 모두 삭제</text:span></text:span></text:p>
        <text:p text:style-name="P1">파일 이름 변경하기</text:p>
        <text:p text:style-name="P7"><text:span text:style-name="Source_20_Text"><text:span text:style-name="T1">$ git mv from to</text:span></text:span></text:p>
        <text:h text:style-name="P8" text:outline-level="2"><text:bookmark text:name="로그-조회"/>로그 조회</text:h>
        <text:p text:style-name="P1">커밋 히스토리 조회하기</text:p>
        <text:p text:style-name="Preformatted_20_Text"><text:span text:style-name="Source_20_Text"><text:span text:style-name="T1">$ git log</text:span></text:span></text:p>
        <text:p text:style-name="Preformatted_20_Text"><text:span text:style-name="Source_20_Text"><text:span text:style-name="T1">$ git log -p <text:s text:c="5"/>// 각 커밋의 diff 결과를 보기</text:span></text:span></text:p>
        <text:p text:style-name="Preformatted_20_Text"><text:span text:style-name="Source_20_Text"><text:span text:style-name="T1">$ git log -p -2 <text:s text:c="2"/>// 최근 두개의 결과만 보기</text:span></text:span></text:p>
        <text:p text:style-name="Preformatted_20_Text"><text:span text:style-name="Source_20_Text"><text:span text:style-name="T1">$ git log --stat <text:s/>// 통계와 요약 정보 확인</text:span></text:span></text:p>
        <text:p text:style-name="Preformatted_20_Text"><text:span text:style-name="Source_20_Text"><text:span text:style-name="T1">$ git log --pretty=oneline <text:s/>// short, full, fuller</text:span></text:span></text:p>
        <text:p text:style-name="Preformatted_20_Text"><text:span text:style-name="Source_20_Text"><text:span text:style-name="T1">$ git log --pretty=format:"%h - %an, %ar : %s" // 결과를 파싱</text:span></text:span></text:p>
        <text:p text:style-name="Preformatted_20_Text"><text:span text:style-name="Source_20_Text"><text:span text:style-name="T1">$ git log --since=2.weeks // 지난 2주 동안 만들어진 커밋만 조회</text:span></text:span></text:p>
        <text:p text:style-name="Preformatted_20_Text"><text:span text:style-name="Source_20_Text"><text:span text:style-name="T1">$ git log --grep "커밋 메세지" // 특정 메세지 검색</text:span></text:span></text:p>
        <text:p text:style-name="P7"><text:span text:style-name="Source_20_Text"><text:span text:style-name="T1">$ git log -S "funcion_name)// 특정 함수가 추가/제거 된 기록 조회</text:span></text:span></text:p>
        <text:list xml:id="list8792400877099541124" text:style-name="L5">
          <text:list-item>
            <text:p text:style-name="P32">log 옵션 </text:p>
          </text:list-item>
          <text:list-item>
            <text:p text:style-name="P17">format 옵션 설명 </text:p>
          </text:list-item>
        </text:list>
        <text:p text:style-name="P1">되돌리기</text:p>
        <text:p text:style-name="Preformatted_20_Text"><text:span text:style-name="Source_20_Text"><text:span text:style-name="T1">$ git commit -m "initial commit" // 커밋을 한다.</text:span></text:span></text:p>
        <text:p text:style-name="Preformatted_20_Text"><text:span text:style-name="Source_20_Text"><text:span text:style-name="T1">git add forgotten_file <text:s text:c="10"/>// 파일 하나를 빼먹어서 추가한다.</text:span></text:span></text:p>
        <text:p text:style-name="P7"><text:span text:style-name="Source_20_Text"><text:span text:style-name="T1">$ git commit --amend <text:s text:c="12"/>// 이전 커밋을 덮어씌운다.</text:span></text:span></text:p>
        <text:p text:style-name="P1">Staging Area에 잘못 올린 파일 다시 Working Directory로 옮기기</text:p>
        <text:p text:style-name="P1">$ git HEAD "file_name"</text:p>
        <text:p text:style-name="Preformatted_20_Text"><text:soft-page-break/><text:span text:style-name="Source_20_Text"><text:span text:style-name="T1">$ git add *</text:span></text:span></text:p>
        <text:p text:style-name="P6"/>
        <text:p text:style-name="Preformatted_20_Text"><text:span text:style-name="Source_20_Text"><text:span text:style-name="T1">$ git status -s</text:span></text:span></text:p>
        <text:p text:style-name="Preformatted_20_Text"><text:span text:style-name="Source_20_Text"><text:span text:style-name="T1">A <text:s/>file1.txt</text:span></text:span></text:p>
        <text:p text:style-name="Preformatted_20_Text"><text:span text:style-name="Source_20_Text"><text:span text:style-name="T1">A <text:s/>file2.txt</text:span></text:span></text:p>
        <text:p text:style-name="Preformatted_20_Text"><text:span text:style-name="Source_20_Text"><text:span text:style-name="T1">?? .gitignore</text:span></text:span></text:p>
        <text:p text:style-name="P6"/>
        <text:p text:style-name="Preformatted_20_Text"><text:span text:style-name="Source_20_Text"><text:span text:style-name="T1">$ git reset HEAD file2.txt</text:span></text:span></text:p>
        <text:p text:style-name="P6"/>
        <text:p text:style-name="Preformatted_20_Text"><text:span text:style-name="Source_20_Text"><text:span text:style-name="T1">$ git status -s</text:span></text:span></text:p>
        <text:p text:style-name="Preformatted_20_Text"><text:span text:style-name="Source_20_Text"><text:span text:style-name="T1">A <text:s/>file1.txt</text:span></text:span></text:p>
        <text:p text:style-name="Preformatted_20_Text"><text:span text:style-name="Source_20_Text"><text:span text:style-name="T1">?? .gitignore</text:span></text:span></text:p>
        <text:p text:style-name="P7"><text:span text:style-name="Source_20_Text"><text:span text:style-name="T1">?? file2.txt</text:span></text:span></text:p>
        <text:p text:style-name="P1">특정 Modified 파일을 이전 커밋 상태로 되돌리기</text:p>
        <text:p text:style-name="P7"><text:span text:style-name="Source_20_Text"><text:span text:style-name="T1">$ git checkout -- "file_name"</text:span></text:span></text:p>
        <text:h text:style-name="P8" text:outline-level="2"><text:bookmark text:name="리모트-저장소"/>리모트 저장소</text:h>
        <text:p text:style-name="P1">현재 리모트 저장소의 단축이름을 표시</text:p>
        <text:p text:style-name="Preformatted_20_Text"><text:span text:style-name="Source_20_Text"><text:span text:style-name="T1">$ git remote</text:span></text:span></text:p>
        <text:p text:style-name="P7"><text:span text:style-name="Source_20_Text"><text:span text:style-name="T1">origin</text:span></text:span></text:p>
        <text:p text:style-name="P1">단축이름과 url 같이 확인</text:p>
        <text:p text:style-name="Preformatted_20_Text"><text:span text:style-name="Source_20_Text"><text:span text:style-name="T1">$ git remote -v</text:span></text:span></text:p>
        <text:p text:style-name="Preformatted_20_Text"><text:span text:style-name="Source_20_Text"><text:span text:style-name="T1">origin <text:s/>https://github.com/d2h10s/git_test (fetch)</text:span></text:span></text:p>
        <text:p text:style-name="P7"><text:span text:style-name="Source_20_Text"><text:span text:style-name="T1">origin <text:s/>https://github.com/d2h10s/git_test (push)</text:span></text:span></text:p>
        <text:p text:style-name="P1">로컬에는 없지만 리모트 저장소에 있는 데이터를 모두 가져오기</text:p>
        <text:list xml:id="list7679089338266776162" text:style-name="L6">
          <text:list-item>
            <text:p text:style-name="P18">자동으로 Merge하지 않는다. </text:p>
          </text:list-item>
        </text:list>
        <text:p text:style-name="P7"><text:span text:style-name="Source_20_Text"><text:span text:style-name="T1">$ git fetch [remote-name]</text:span></text:span></text:p>
        <text:p text:style-name="P1">fetch의 기능 + 자동 Merge</text:p>
        <text:p text:style-name="P7"><text:span text:style-name="Source_20_Text"><text:span text:style-name="T1">$ git pull [remote-name]</text:span></text:span></text:p>
        <text:p text:style-name="P1">Upstream 저장소에 Push</text:p>
        <text:list xml:id="list5183528543456924473" text:style-name="L7">
          <text:list-item>
            <text:p text:style-name="P19">clone한 리모트 저장소에 쓰기 권한이 있고 clone 이후 아무도 push 하지 않았을 때만 사용 가능 </text:p>
          </text:list-item>
        </text:list>
        <text:p text:style-name="P7"><text:span text:style-name="Source_20_Text"><text:span text:style-name="T1">$ git push [리모트 저장소 이름] [브랜치 이름]</text:span></text:span></text:p>
        <text:p text:style-name="P1"><text:soft-page-break/>리모트 저장소 이름 변경</text:p>
        <text:p text:style-name="P7"><text:span text:style-name="Source_20_Text"><text:span text:style-name="T1">$ git remote rename [이전이름] [나중이름]</text:span></text:span></text:p>
        <text:p text:style-name="P1">리모트 저장소 삭제</text:p>
        <text:p text:style-name="P7"><text:span text:style-name="Source_20_Text"><text:span text:style-name="T1">$ git remote rm [리모트 저장소 이름]</text:span></text:span></text:p>
        <text:h text:style-name="P8" text:outline-level="2"><text:bookmark text:name="태그"/>태그</text:h>
        <text:p text:style-name="P1">태그의 종류</text:p>
        <text:list xml:id="list8418666240319618239" text:style-name="L8">
          <text:list-item>
            <text:p text:style-name="P33">Lightweight tag</text:p>
            <text:list>
              <text:list-item>
                <text:p text:style-name="P33">브랜치처럼 가리키는 지점을 최신 커밋으로 이동시키지 않는다. </text:p>
              </text:list-item>
            </text:list>
          </text:list-item>
          <text:list-item>
            <text:p text:style-name="P33">Annotated tag</text:p>
            <text:list>
              <text:list-item>
                <text:p text:style-name="P20">Git 데이터베이스에 태그를 만든 사람의 이름, 이메일, 날자, 메세지, GPG 서명을 할 수 있다. </text:p>
              </text:list-item>
            </text:list>
          </text:list-item>
        </text:list>
        <text:p text:style-name="P1">이미 만들어진 태그 확인</text:p>
        <text:list xml:id="list4551385998222527276" text:style-name="L9">
          <text:list-item>
            <text:p text:style-name="P21">알파벳 순으로 볼 수 있다. </text:p>
          </text:list-item>
        </text:list>
        <text:p text:style-name="Preformatted_20_Text"><text:span text:style-name="Source_20_Text"><text:span text:style-name="T1">$ git tag</text:span></text:span></text:p>
        <text:p text:style-name="Preformatted_20_Text"><text:span text:style-name="Source_20_Text"><text:span text:style-name="T1">v0.1</text:span></text:span></text:p>
        <text:p text:style-name="P7"><text:span text:style-name="Source_20_Text"><text:span text:style-name="T1">v0.3</text:span></text:span></text:p>
        <text:p text:style-name="P1">검색 패턴 사용</text:p>
        <text:p text:style-name="P7"><text:span text:style-name="Source_20_Text"><text:span text:style-name="T1">$ git tag -l 'v1.8.5*'</text:span></text:span></text:p>
        <text:p text:style-name="P1">Annotated tag</text:p>
        <text:list xml:id="list1337897153648515531" text:style-name="L10">
          <text:list-item>
            <text:p text:style-name="P22">-m 옵션으로 태그 저장 시 메세지를 함께 저장할 수 있다. 없으면 편집기가 뜬다. </text:p>
          </text:list-item>
        </text:list>
        <text:p text:style-name="P7"><text:span text:style-name="Source_20_Text"><text:span text:style-name="T1">$ git tag -a v1.4 -m "my version 1.4"</text:span></text:span></text:p>
        <text:p text:style-name="P1">태그 정보와 커밋 정보 확인</text:p>
        <text:p text:style-name="P7"><text:span text:style-name="Source_20_Text"><text:span text:style-name="T1">$ git show v1.4</text:span></text:span></text:p>
        <text:p text:style-name="P1">Lightweight tag</text:p>
        <text:list xml:id="list8213045811798409296" text:style-name="L11">
          <text:list-item>
            <text:p text:style-name="P34">기본적으로 파일에 커밋 체크섬을 저장하는 행위이다. 다른 정보는 저장되지 않는다. </text:p>
          </text:list-item>
          <text:list-item>
            <text:p text:style-name="P23">다른 옵션을 붙이지 않으면 자동으로 Lightweight 테그를 사용한다. </text:p>
          </text:list-item>
        </text:list>
        <text:p text:style-name="P7"><text:span text:style-name="Source_20_Text"><text:span text:style-name="T1">$ git tag v1.4</text:span></text:span></text:p>
        <text:p text:style-name="P1"><text:soft-page-break/>이전 커밋에 대해서 태그하기</text:p>
        <text:list xml:id="list314925954713090149" text:style-name="L12">
          <text:list-item>
            <text:p text:style-name="P24">로그확인 </text:p>
          </text:list-item>
        </text:list>
        <text:p text:style-name="Preformatted_20_Text"><text:span text:style-name="Source_20_Text"><text:span text:style-name="T1">$ git log --pretty=oneline</text:span></text:span></text:p>
        <text:p text:style-name="Preformatted_20_Text"><text:span text:style-name="Source_20_Text"><text:span text:style-name="T1">852ac355d8da8c50b4c9875ae9c0ee2aa58eb360 (HEAD -&gt; main, tag: v0.1, origin/main, origin/HEAD) new</text:span></text:span></text:p>
        <text:p text:style-name="Preformatted_20_Text"><text:span text:style-name="Source_20_Text"><text:span text:style-name="T1">6aa0a445221e2b8931ab89a16a6a13e0cfbfceeb new</text:span></text:span></text:p>
        <text:p text:style-name="Preformatted_20_Text"><text:span text:style-name="Source_20_Text"><text:span text:style-name="T1">bd12c6b5419fc60956aa4127ea53b42f96f942cd new</text:span></text:span></text:p>
        <text:p text:style-name="Preformatted_20_Text"><text:span text:style-name="Source_20_Text"><text:span text:style-name="T1">66c7d0fb5c709f775fcad072f691a3337e2c641b new</text:span></text:span></text:p>
        <text:p text:style-name="Preformatted_20_Text"><text:span text:style-name="Source_20_Text"><text:span text:style-name="T1">9192db6199bd898adbb447e93f00dff4f6470a78 test</text:span></text:span></text:p>
        <text:p text:style-name="Preformatted_20_Text"><text:span text:style-name="Source_20_Text"><text:span text:style-name="T1">cd9ac13b5d2d1532e1ce8d51520ca97fff89fafa delete</text:span></text:span></text:p>
        <text:p text:style-name="Preformatted_20_Text"><text:span text:style-name="Source_20_Text"><text:span text:style-name="T1">7dcb89fa07fe198d56e51726fe2536ee466b0970 new</text:span></text:span></text:p>
        <text:p text:style-name="Preformatted_20_Text"><text:span text:style-name="Source_20_Text"><text:span text:style-name="T1">0f755f21b52a8db8ee036555cd63269c1ee591e8 test</text:span></text:span></text:p>
        <text:p text:style-name="Preformatted_20_Text"><text:span text:style-name="Source_20_Text"><text:span text:style-name="T1">d0fa42a38b9d8c8f780d9b4c4d6c356d83e4bf57 test</text:span></text:span></text:p>
        <text:p text:style-name="Preformatted_20_Text"><text:span text:style-name="Source_20_Text"><text:span text:style-name="T1">65296605f8af4010d1b3737009a260fbb5bb997f new</text:span></text:span></text:p>
        <text:p text:style-name="Preformatted_20_Text"><text:span text:style-name="Source_20_Text"><text:span text:style-name="T1">46fe854f3441ec59938a33df2cbb5c73910882c1 new files</text:span></text:span></text:p>
        <text:p text:style-name="P7"><text:span text:style-name="Source_20_Text"><text:span text:style-name="T1">8ece63e5554d0a48e83e1957e7e3bb9d2b7d7eb8 Initial commit</text:span></text:span></text:p>
        <text:list xml:id="list6521929183126564404" text:style-name="L13">
          <text:list-item>
            <text:p text:style-name="P25">태그 추가 </text:p>
          </text:list-item>
        </text:list>
        <text:p text:style-name="P1">git tag 뒤에 체크섬을 명시한다.</text:p>
        <text:p text:style-name="P7"><text:span text:style-name="Source_20_Text"><text:span text:style-name="T1">$ git tag -a v0.0 8ece63</text:span></text:span></text:p>
        <text:p text:style-name="P9">git push는 자동으로 태그를 서버로 전송하지 않는다. 태그를 만들었으면 서버에 별도로 Push 해야한다.</text:p>
        <text:p text:style-name="P7"><text:span text:style-name="Source_20_Text"><text:span text:style-name="T1">$ git push origin v1.5</text:span></text:span></text:p>
        <text:p text:style-name="P1">여러개의 태그를 동시에 푸시</text:p>
        <text:p text:style-name="P7"><text:span text:style-name="Source_20_Text"><text:span text:style-name="T1">$ git push roigin --tags</text:span></text:span></text:p>
        <text:p text:style-name="P1">특정 태그를 기준으로 새로운 브랜치 만들기</text:p>
        <text:p text:style-name="P7"><text:span text:style-name="Source_20_Text"><text:span text:style-name="T1">$ git checkout -b version2 v2.0.0</text:span></text:span></text:p>
        <text:h text:style-name="P8" text:outline-level="2"><text:bookmark text:name="git-alias"/>Git Alias</text:h>
        <text:p text:style-name="P1">별명 등록</text:p>
        <text:p text:style-name="Preformatted_20_Text"><text:span text:style-name="Source_20_Text"><text:span text:style-name="T1">$ git config --global alias.co checkout</text:span></text:span></text:p>
        <text:p text:style-name="Preformatted_20_Text"><text:span text:style-name="Source_20_Text"><text:span text:style-name="T1">$ git config --global alias.br branch</text:span></text:span></text:p>
        <text:p text:style-name="Preformatted_20_Text"><text:span text:style-name="Source_20_Text"><text:span text:style-name="T1">$ git config --global alias.ci commit</text:span></text:span></text:p>
        <text:p text:style-name="Preformatted_20_Text"><text:span text:style-name="Source_20_Text"><text:span text:style-name="T1">$ git config --global alias.st status</text:span></text:span></text:p>
        <text:p text:style-name="Preformatted_20_Text"><text:span text:style-name="Source_20_Text"><text:span text:style-name="T1">$ git config --global alias.unstage 'reset HEAD --'</text:span></text:span></text:p>
        <text:p text:style-name="Preformatted_20_Text"><text:span text:style-name="Source_20_Text"><text:span text:style-name="T1">$ git config --global alias.last 'log -1 HEAD'</text:span></text:span></text:p>
        <text:p text:style-name="P7"><text:span text:style-name="Source_20_Text"><text:span text:style-name="T1">$ git config --global alias.visual '!gitk' // 외부 명령을 실행하는 커스텀 스크립트</text:span></text:span></text:p>
        <text:h text:style-name="P8" text:outline-level="2"><text:bookmark text:name="branch"/><text:soft-page-break/>Branch</text:h>
        <text:list xml:id="list3369785496171706812" text:style-name="L14">
          <text:list-item>
            <text:p text:style-name="P35">Git의 브랜치는 커밋 사이를 이동할 수 있는 포인터 같은 것이다. </text:p>
          </text:list-item>
          <text:list-item>
            <text:p text:style-name="P26">Git은 HEAD라는 특수한 포인터가 있다. 이 포인터는 지금 작업하는 로컬 브랜치를 가리킨다. </text:p>
          </text:list-item>
        </text:list>
        <text:p text:style-name="P1">새로운 브랜치 생성</text:p>
        <text:list xml:id="list9197497272933696560" text:style-name="L15">
          <text:list-item>
            <text:p text:style-name="P27">이 명령어는 브랜치를 만들기만 하고 브랜치를 옮기진 않는다. </text:p>
          </text:list-item>
        </text:list>
        <text:p text:style-name="P7"><text:span text:style-name="Source_20_Text"><text:span text:style-name="T1">$ git branch testing</text:span></text:span></text:p>
        <text:p text:style-name="P1">HEAD가 가리키는 브랜치 변경</text:p>
        <text:p text:style-name="P7"><text:span text:style-name="Source_20_Text"><text:span text:style-name="T1">$ git checkout testing</text:span></text:span></text:p>
        <text:p text:style-name="P1">브랜치를 만들고 각각 커밋하게 되면 분기된다.</text:p>
        <text:p text:style-name="P1"><draw:frame draw:style-name="fr2" draw:name="그림3" text:anchor-type="as-char" svg:width="16.9cm" svg:height="9.421cm" draw:z-index="1"><draw:image xlink:href="https://velog.velcdn.com/images%2Fd2h10s%2Fpost%2Fac84c2b8-2ae2-4782-8a18-ebb81bf053a2%2Fimage.png" xlink:type="simple" xlink:show="embed" xlink:actuate="onLoad"/></draw:frame></text:p>
        <text:p text:style-name="P1">그래프로 분기 확인</text:p>
        <text:p text:style-name="Preformatted_20_Text"><text:span text:style-name="Source_20_Text"><text:span text:style-name="T1">$ git log --oneline --decorate --graph --all</text:span></text:span></text:p>
        <text:p text:style-name="P6"/>
        <text:p text:style-name="Preformatted_20_Text"><text:span text:style-name="Source_20_Text"><text:span text:style-name="T1">* 366069c (HEAD -&gt; testing, origin/testing) my</text:span></text:span></text:p>
        <text:p text:style-name="Preformatted_20_Text"><text:span text:style-name="Source_20_Text"><text:span text:style-name="T1">| * 6c8579a (origin/main, origin/HEAD, main) new</text:span></text:span></text:p>
        <text:p text:style-name="Preformatted_20_Text"><text:span text:style-name="Source_20_Text"><text:span text:style-name="T1">|/</text:span></text:span></text:p>
        <text:p text:style-name="Preformatted_20_Text"><text:span text:style-name="Source_20_Text"><text:span text:style-name="T1">* 852ac35 (tag: v0.1) new</text:span></text:span></text:p>
        <text:p text:style-name="Preformatted_20_Text"><text:span text:style-name="Source_20_Text"><text:span text:style-name="T1">* 6aa0a44 new</text:span></text:span></text:p>
        <text:p text:style-name="Preformatted_20_Text"><text:span text:style-name="Source_20_Text"><text:span text:style-name="T1">* bd12c6b new</text:span></text:span></text:p>
        <text:p text:style-name="Preformatted_20_Text"><text:span text:style-name="Source_20_Text"><text:span text:style-name="T1">* 66c7d0f new</text:span></text:span></text:p>
        <text:p text:style-name="Preformatted_20_Text"><text:span text:style-name="Source_20_Text"><text:span text:style-name="T1">* 9192db6 test</text:span></text:span></text:p>
        <text:p text:style-name="Preformatted_20_Text"><text:soft-page-break/><text:span text:style-name="Source_20_Text"><text:span text:style-name="T1">* cd9ac13 delete</text:span></text:span></text:p>
        <text:p text:style-name="Preformatted_20_Text"><text:span text:style-name="Source_20_Text"><text:span text:style-name="T1">* 7dcb89f new</text:span></text:span></text:p>
        <text:p text:style-name="Preformatted_20_Text"><text:span text:style-name="Source_20_Text"><text:span text:style-name="T1">* 0f755f2 test</text:span></text:span></text:p>
        <text:p text:style-name="Preformatted_20_Text"><text:span text:style-name="Source_20_Text"><text:span text:style-name="T1">* d0fa42a test</text:span></text:span></text:p>
        <text:p text:style-name="Preformatted_20_Text"><text:span text:style-name="Source_20_Text"><text:span text:style-name="T1">* 6529660 new</text:span></text:span></text:p>
        <text:p text:style-name="Preformatted_20_Text"><text:span text:style-name="Source_20_Text"><text:span text:style-name="T1">* 46fe854 new files</text:span></text:span></text:p>
        <text:p text:style-name="P7"><text:span text:style-name="Source_20_Text"><text:span text:style-name="T1">* 8ece63e (tag: v0.0) Initial commit</text:span></text:span></text:p>
        <text:p text:style-name="P1">브랜치를 만들면서 체크아웃 동시에 하기</text:p>
        <text:p text:style-name="P7"><text:span text:style-name="Source_20_Text"><text:span text:style-name="T1">$ git checkout -b iss53</text:span></text:span></text:p>
        <text:h text:style-name="P10" text:outline-level="3"><text:bookmark text:name="merge"/>Merge</text:h>
        <text:p text:style-name="P1">브랜치를 다른 브랜치에 합치기</text:p>
        <text:p text:style-name="Preformatted_20_Text"><text:span text:style-name="Source_20_Text"><text:span text:style-name="T1">$ git checkout master</text:span></text:span></text:p>
        <text:p text:style-name="Preformatted_20_Text"><text:span text:style-name="Source_20_Text"><text:span text:style-name="T1">$ git merge hotfix</text:span></text:span></text:p>
        <text:p text:style-name="Preformatted_20_Text"><text:span text:style-name="Source_20_Text"><text:span text:style-name="T1">Updating f42c576..3a0874c</text:span></text:span></text:p>
        <text:p text:style-name="Preformatted_20_Text"><text:span text:style-name="Source_20_Text"><text:span text:style-name="T1">Fast-forward</text:span></text:span></text:p>
        <text:p text:style-name="Preformatted_20_Text"><text:span text:style-name="Source_20_Text"><text:span text:style-name="T1">index.html | 2 ++</text:span></text:span></text:p>
        <text:p text:style-name="P7"><text:span text:style-name="Source_20_Text"><text:span text:style-name="T1">1 file changed, 2 insertions(+)</text:span></text:span></text:p>
        <text:p text:style-name="P1">브랜치 삭제</text:p>
        <text:p text:style-name="P7"><text:span text:style-name="Source_20_Text"><text:span text:style-name="T1">$ git branch -d [브랜치 이름]</text:span></text:span></text:p>
      </text:section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2Coding" svg:font-family="D2Coding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바탕1" style:font-size-asian="24pt" style:font-weight-asian="bold" style:font-name-complex="Lucida San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바탕1" style:font-size-asian="18pt" style:font-weight-asian="bold" style:font-name-complex="Lucida Sans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Lucida Sans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ods kim</meta:initial-creator>
    <meta:creation-date>2022-10-01T11:29:39.34</meta:creation-date>
    <dc:date>2022-10-01T11:33:25.35</dc:date>
    <dc:creator>woods kim</dc:creator>
    <meta:editing-duration>PT3M47S</meta:editing-duration>
    <meta:editing-cycles>1</meta:editing-cycles>
    <meta:generator>OpenOffice/4.1.13$Win32 OpenOffice.org_project/4113m1$Build-9810</meta:generator>
    <meta:document-statistic meta:table-count="0" meta:image-count="3" meta:object-count="0" meta:page-count="9" meta:paragraph-count="233" meta:word-count="2443" meta:character-count="6376"/>
  </office:meta>
</office:document-meta>
</file>